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701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4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5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6" style:family="graphic" style:parent-style-name="standard" style:list-style-name="L1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.4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.4cm" fo:padding-top="0.175cm" fo:padding-bottom="0.175cm" fo:padding-left="0.3cm" fo:padding-right="0.3cm"/>
    </style:style>
    <style:style style:name="gr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stroke="none" draw:fill="none" fo:min-height="8.12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14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66cc99" draw:fill="none" draw:fill-color="#ffffff" draw:auto-grow-height="true" draw:auto-grow-width="false" fo:max-height="0cm" fo:min-height="3.556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Обычный-title">
      <style:graphic-properties fo:min-height="2.63cm"/>
    </style:style>
    <style:style style:name="pr2" style:family="presentation" style:parent-style-name="Обычный-outline1">
      <style:graphic-properties fo:min-height="8.884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style:text-autospace="none"/>
    </style:style>
    <style:style style:name="P5" style:family="paragraph">
      <loext:graphic-properties draw:fill="none"/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="solid" draw:fill-color="#003366"/>
      <style:paragraph-properties fo:text-align="center"/>
    </style:style>
    <style:style style:name="P7" style:family="paragraph">
      <loext:graphic-properties draw:fill="solid" draw:fill-color="#579d1c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" style:family="text">
      <style:text-properties fo:color="#000000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4" style:family="text">
      <style:text-properties fo:color="#2b91af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Отличия ссылочных типов и типов-значений</text:p>
          </draw:text-box>
        </draw:frame>
        <draw:frame presentation:style-name="pr2" draw:text-style-name="P1" draw:layer="layout" svg:width="12.297cm" svg:height="9.134cm" svg:x="1.4cm" svg:y="3.685cm" presentation:class="outline">
          <draw:text-box>
            <text:list text:style-name="L2">
              <text:list-header>
                <text:p text:style-name="P1"><text:span text:style-name="T1">Типы-значения</text:span></text:p>
              </text:list-header>
              <text:list-item>
                <text:p text:style-name="P2">Объекты хранятся там, где объявлены</text:p>
              </text:list-item>
              <text:list-item>
                <text:p text:style-name="P2">Не могут быть null</text:p>
              </text:list-item>
              <text:list-item>
                <text:p text:style-name="P2">Заранее известно, сколько памяти требует переменная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1"><text:span text:style-name="T1">Ссылочные типы</text:span></text:p>
              </text:list-header>
              <text:list-item>
                <text:p text:style-name="P2">Объекты хранятся в куче, в месте объявления стоит ссылка</text:p>
              </text:list-item>
              <text:list-item>
                <text:p text:style-name="P2">Могут быть null</text:p>
              </text:list-item>
              <text:list-item>
                <text:p text:style-name="P2">Заранее не известно, сколько памяти требует переменна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2T0">
        <office:forms form:automatic-focus="false" form:apply-design-mode="false"/>
        <draw:frame draw:style-name="gr2" draw:text-style-name="P5" draw:layer="layout" svg:width="9.6cm" svg:height="8.951cm" svg:x="0.4cm" svg:y="0.6cm">
          <draw:text-box>
            <text:p text:style-name="P4"><text:span text:style-name="T2">public</text:span><text:span text:style-name="T3"> </text:span><text:span text:style-name="T2">class</text:span><text:span text:style-name="T3"> </text:span><text:span text:style-name="T4">Program</text:span></text:p>
            <text:p text:style-name="P4"><text:span text:style-name="T3">{</text:span></text:p>
            <text:p text:style-name="P4"><text:span text:style-name="T3"><text:s text:c="4"/></text:span><text:span text:style-name="T2">static</text:span><text:span text:style-name="T3"> </text:span><text:span text:style-name="T2">void</text:span><text:span text:style-name="T3"> Update(</text:span><text:span text:style-name="T2">int</text:span><text:span text:style-name="T3"> n)</text:span></text:p>
            <text:p text:style-name="P4"><text:span text:style-name="T3"><text:s text:c="4"/></text:span><text:span text:style-name="T3">{</text:span></text:p>
            <text:p text:style-name="P4"><text:span text:style-name="T3"><text:s text:c="8"/></text:span><text:span text:style-name="T3">n++;</text:span></text:p>
            <text:p text:style-name="P4"><text:span text:style-name="T3"><text:s text:c="4"/></text:span><text:span text:style-name="T3">}</text:span></text:p>
            <text:p text:style-name="P4"><text:span text:style-name="T3"/></text:p>
            <text:p text:style-name="P4"><text:span text:style-name="T3"><text:s text:c="4"/></text:span><text:span text:style-name="T2">static</text:span><text:span text:style-name="T3"> </text:span><text:span text:style-name="T2">void</text:span><text:span text:style-name="T3"> Main()</text:span></text:p>
            <text:p text:style-name="P4"><text:span text:style-name="T3"><text:s text:c="4"/></text:span><text:span text:style-name="T3">{</text:span></text:p>
            <text:p text:style-name="P4"><text:span text:style-name="T3"><text:s text:c="8"/></text:span><text:span text:style-name="T2">int</text:span><text:span text:style-name="T3"> n;</text:span></text:p>
            <text:p text:style-name="P4"><text:span text:style-name="T3"><text:s text:c="8"/></text:span><text:span text:style-name="T3">n = 1;</text:span></text:p>
            <text:p text:style-name="P4"><text:span text:style-name="T3"><text:s text:c="8"/></text:span><text:span text:style-name="T3">Update(n);</text:span></text:p>
            <text:p text:style-name="P4"><text:span text:style-name="T3"><text:s text:c="8"/></text:span><text:span text:style-name="T4">Console</text:span><text:span text:style-name="T3">.WriteLine(n);</text:span></text:p>
            <text:p text:style-name="P4"><text:span text:style-name="T3"><text:s text:c="4"/></text:span><text:span text:style-name="T3">}</text:span></text:p>
            <text:p text:style-name="P4"><text:span text:style-name="T3">}</text:span></text:p>
          </draw:text-box>
        </draw:frame>
        <draw:g>
          <draw:custom-shape draw:style-name="gr3" draw:text-style-name="P6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7" xml:id="id8" draw:id="id8" draw:layer="layout" svg:width="0.4cm" svg:height="0.4cm" draw:transform="rotate (-1.5707963267949) translate (1.6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xml:id="id13" draw:id="id13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xml:id="id15" draw:id="id15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xml:id="id17" draw:id="id17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xml:id="id12" draw:id="id12" draw:layer="layout" svg:width="0.4cm" svg:height="0.4cm" draw:transform="rotate (-1.5707963267949) translate (1.6cm 7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9" draw:id="id9">
          <draw:custom-shape draw:style-name="gr6" draw:text-style-name="P8" draw:layer="layout" svg:width="3cm" svg:height="5.2cm" svg:x="11.6cm" svg:y="1cm">
            <text:p text:style-name="P12"><text:span text:style-name="T7"/></text:p>
            <draw:enhanced-geometry svg:viewBox="0 0 21600 21600" draw:type="rectangle" draw:enhanced-path="M 0 0 L 21600 0 21600 21600 0 21600 0 0 Z N"/>
          </draw:custom-shape>
          <draw:frame draw:style-name="gr7" draw:text-style-name="P9" draw:layer="layout" svg:width="3cm" svg:height="3.095cm" svg:x="11.6cm" svg:y="1cm">
            <draw:text-box>
              <text:p><text:span text:style-name="T5">Main</text:span></text:p>
              <text:p><text:span text:style-name="T5"/></text:p>
              <text:p><text:span text:style-name="T6">n: 0</text:span></text:p>
            </draw:text-box>
          </draw:frame>
        </draw:g>
        <draw:g xml:id="id14" draw:id="id14">
          <draw:custom-shape draw:style-name="gr8" draw:text-style-name="P10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3cm" svg:height="3.095cm" svg:x="14.6cm" svg:y="1cm">
            <draw:text-box>
              <text:p><text:span text:style-name="T5">Update</text:span></text:p>
              <text:p><text:span text:style-name="T5"/></text:p>
              <text:p><text:span text:style-name="T6">n: 1</text:span></text:p>
            </draw:text-box>
          </draw:frame>
        </draw:g>
        <draw:custom-shape draw:style-name="gr9" draw:text-style-name="P13" xml:id="id16" draw:id="id16" draw:layer="layout" svg:width="0.6cm" svg:height="0.6cm" svg:x="15.4cm" svg:y="2.6cm">
          <text:p text:style-name="P12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8" draw:id="id18" draw:layer="layout" svg:width="0.4cm" svg:height="0.4cm" draw:transform="rotate (-1.5707963267949) translate (1.6cm 7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xml:id="id10" draw:id="id10" draw:layer="layout" svg:width="0.4cm" svg:height="0.4cm" draw:transform="rotate (-1.5707963267949) translate (1.6cm 6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3" xml:id="id11" draw:id="id11" draw:layer="layout" svg:width="0.6cm" svg:height="0.6cm" svg:x="12.4cm" svg:y="2.6cm">
          <text:p text:style-name="P12"><text:span text:style-name="T7">1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5f_" presentation:presentation-page-layout-name="AL2T0">
        <office:forms form:automatic-focus="false" form:apply-design-mode="false"/>
        <draw:frame draw:style-name="gr11" draw:text-style-name="P5" draw:layer="layout" svg:width="9.6cm" svg:height="8.371cm" svg:x="0.4cm" svg:y="0.6cm">
          <draw:text-box>
            <text:p text:style-name="P4"><text:span text:style-name="T2">public</text:span><text:span text:style-name="T3"> </text:span><text:span text:style-name="T2">class</text:span><text:span text:style-name="T3"> </text:span><text:span text:style-name="T4">Program</text:span></text:p>
            <text:p text:style-name="P4"><text:span text:style-name="T3">{</text:span></text:p>
            <text:p text:style-name="P4"><text:span text:style-name="T3"><text:s text:c="4"/></text:span><text:span text:style-name="T2">static</text:span><text:span text:style-name="T3"> </text:span><text:span text:style-name="T2">void</text:span><text:span text:style-name="T3"> Update(</text:span><text:span text:style-name="T2">int</text:span><text:span text:style-name="T3">[] a)</text:span></text:p>
            <text:p text:style-name="P4"><text:span text:style-name="T3"><text:s text:c="4"/></text:span><text:span text:style-name="T3">{</text:span></text:p>
            <text:p text:style-name="P4"><text:span text:style-name="T3"><text:s text:c="8"/></text:span><text:span text:style-name="T3">a[0]++;</text:span></text:p>
            <text:p text:style-name="P4"><text:span text:style-name="T3"><text:s text:c="4"/></text:span><text:span text:style-name="T3">}</text:span></text:p>
            <text:p text:style-name="P4"><text:span text:style-name="T3"/></text:p>
            <text:p text:style-name="P4"><text:span text:style-name="T3"><text:s text:c="4"/></text:span><text:span text:style-name="T2">static</text:span><text:span text:style-name="T3"> </text:span><text:span text:style-name="T2">void</text:span><text:span text:style-name="T3"> Main()</text:span></text:p>
            <text:p text:style-name="P4"><text:span text:style-name="T3"><text:s text:c="4"/></text:span><text:span text:style-name="T3">{</text:span></text:p>
            <text:p text:style-name="P4"><text:span text:style-name="T3"><text:s text:c="8"/></text:span><text:span text:style-name="T2">int</text:span><text:span text:style-name="T3">[] a = </text:span><text:span text:style-name="T2">new</text:span><text:span text:style-name="T3"> </text:span><text:span text:style-name="T2">int</text:span><text:span text:style-name="T3">[3];</text:span></text:p>
            <text:p text:style-name="P4"><text:span text:style-name="T3"><text:s text:c="8"/></text:span><text:span text:style-name="T3">Update(a);</text:span></text:p>
            <text:p text:style-name="P4"><text:span text:style-name="T3"><text:s text:c="8"/></text:span><text:span text:style-name="T4">Console</text:span><text:span text:style-name="T3">.WriteLine(a[0]);</text:span></text:p>
            <text:p text:style-name="P4"><text:span text:style-name="T3"><text:s text:c="4"/></text:span><text:span text:style-name="T3">}</text:span></text:p>
            <text:p text:style-name="P4"><text:span text:style-name="T3">}</text:span></text:p>
          </draw:text-box>
        </draw:frame>
        <draw:g>
          <draw:custom-shape draw:style-name="gr3" draw:text-style-name="P6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7" xml:id="id19" draw:id="id19" draw:layer="layout" svg:width="0.4cm" svg:height="0.4cm" draw:transform="rotate (-1.5707963267949) translate (1.6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xml:id="id24" draw:id="id24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xml:id="id27" draw:id="id27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xml:id="id29" draw:id="id29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xml:id="id21" draw:id="id21" draw:layer="layout" svg:width="0.4cm" svg:height="0.4cm" draw:transform="rotate (-1.5707963267949) translate (1.6cm 6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0" draw:id="id20">
          <draw:custom-shape draw:style-name="gr8" draw:text-style-name="P10" draw:layer="layout" svg:width="3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1" draw:layer="layout" svg:width="3cm" svg:height="3.806cm" svg:x="11.6cm" svg:y="1cm">
            <draw:text-box>
              <text:p><text:span text:style-name="T5">Main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g xml:id="id25" draw:id="id25">
          <draw:custom-shape draw:style-name="gr8" draw:text-style-name="P10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1" draw:layer="layout" svg:width="3cm" svg:height="3.806cm" svg:x="14.6cm" svg:y="1cm">
            <draw:text-box>
              <text:p><text:span text:style-name="T5">Update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custom-shape draw:style-name="gr5" draw:text-style-name="P7" xml:id="id23" draw:id="id23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0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30" draw:id="id30" draw:layer="layout" svg:width="0.4cm" svg:height="0.4cm" draw:transform="rotate (-1.5707963267949) translate (1.6cm 7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14" draw:text-style-name="P10" draw:layer="layout" svg:width="2.6cm" svg:height="5.2cm" svg:x="14.6cm" svg:y="8.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1" draw:layer="layout" svg:width="2.6cm" svg:height="3.806cm" svg:x="14.6cm" svg:y="8.8cm">
            <draw:text-box>
              <text:p><text:span text:style-name="T5">int[]</text:span></text:p>
              <text:p><text:span text:style-name="T6"/></text:p>
              <text:p><text:span text:style-name="T6">0</text:span><text:span text:style-name="T8">: </text:span><text:span text:style-name="T6">0</text:span></text:p>
              <text:p><text:span text:style-name="T6">1</text:span><text:span text:style-name="T8">: </text:span><text:span text:style-name="T6">0</text:span></text:p>
              <text:p><text:span text:style-name="T6">2</text:span><text:span text:style-name="T8">: </text:span><text:span text:style-name="T6">0</text:span></text:p>
            </draw:text-box>
          </draw:frame>
        </draw:g>
        <draw:custom-shape draw:style-name="gr16" draw:text-style-name="P1" xml:id="id1" draw:id="id1" draw:layer="layout" svg:width="0.4cm" svg:height="0.533cm" svg:x="12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" draw:text-style-name="P14" xml:id="id22" draw:id="id22" draw:layer="layout" svg:x1="13cm" svg:y1="2.933cm" svg:x2="14.6cm" svg:y2="11.4cm" draw:start-shape="id1" draw:start-glue-point="1" draw:end-shape="id2" draw:end-glue-point="3" svg:d="M13000 2933h776v8467h824" svg:viewBox="0 0 1601 8468">
          <text:p/>
        </draw:connector>
        <draw:custom-shape draw:style-name="gr16" draw:text-style-name="P1" xml:id="id3" draw:id="id3" draw:layer="layout" svg:width="0.4cm" svg:height="0.533cm" svg:x="15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" draw:text-style-name="P14" xml:id="id26" draw:id="id26" draw:layer="layout" draw:line-skew="1.45cm" svg:x1="16cm" svg:y1="2.933cm" svg:x2="17.2cm" svg:y2="11.4cm" draw:start-shape="id3" draw:start-glue-point="1" draw:end-shape="id2" draw:end-glue-point="1" svg:d="M16000 2933h3200v8467h-2000" svg:viewBox="0 0 3201 8468">
          <text:p/>
        </draw:connector>
        <draw:custom-shape draw:style-name="gr18" draw:text-style-name="P13" xml:id="id28" draw:id="id28" draw:layer="layout" svg:width="0.6cm" svg:height="0.6cm" svg:x="15.339cm" svg:y="10.423cm">
          <text:p text:style-name="P12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5f_" presentation:presentation-page-layout-name="AL2T0">
        <office:forms form:automatic-focus="false" form:apply-design-mode="false"/>
        <draw:g xml:id="id7" draw:id="id7">
          <draw:custom-shape draw:style-name="gr14" draw:text-style-name="P10" draw:layer="layout" svg:width="2.6cm" svg:height="5.2cm" svg:x="21cm" svg:y="8.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1" draw:layer="layout" svg:width="2.6cm" svg:height="3.806cm" svg:x="21cm" svg:y="8.8cm">
            <draw:text-box>
              <text:p><text:span text:style-name="T5">int[]</text:span></text:p>
              <text:p><text:span text:style-name="T6"/></text:p>
              <text:p><text:span text:style-name="T6">0</text:span><text:span text:style-name="T8">: </text:span><text:span text:style-name="T6">0</text:span></text:p>
              <text:p><text:span text:style-name="T6">1</text:span><text:span text:style-name="T8">: </text:span><text:span text:style-name="T6">0</text:span></text:p>
              <text:p><text:span text:style-name="T6">2</text:span><text:span text:style-name="T8">: </text:span><text:span text:style-name="T6">0</text:span></text:p>
            </draw:text-box>
          </draw:frame>
        </draw:g>
        <draw:frame draw:style-name="gr2" draw:text-style-name="P5" draw:layer="layout" svg:width="9.6cm" svg:height="8.951cm" svg:x="0.4cm" svg:y="0.6cm">
          <draw:text-box>
            <text:p text:style-name="P4"><text:span text:style-name="T2">public</text:span><text:span text:style-name="T3"> </text:span><text:span text:style-name="T2">class</text:span><text:span text:style-name="T3"> </text:span><text:span text:style-name="T4">Program</text:span></text:p>
            <text:p text:style-name="P4"><text:span text:style-name="T3">{</text:span></text:p>
            <text:p text:style-name="P4"><text:span text:style-name="T3"><text:s text:c="4"/></text:span><text:span text:style-name="T2">static</text:span><text:span text:style-name="T3"> </text:span><text:span text:style-name="T2">void</text:span><text:span text:style-name="T3"> Update(</text:span><text:span text:style-name="T2">int</text:span><text:span text:style-name="T3">[] a)</text:span></text:p>
            <text:p text:style-name="P4"><text:span text:style-name="T3"><text:s text:c="4"/></text:span><text:span text:style-name="T3">{</text:span></text:p>
            <text:p text:style-name="P4"><text:span text:style-name="T3"><text:s text:c="8"/></text:span><text:span text:style-name="T3">a = </text:span><text:span text:style-name="T2">new</text:span><text:span text:style-name="T3"> </text:span><text:span text:style-name="T2">int</text:span><text:span text:style-name="T3">[3];</text:span></text:p>
            <text:p text:style-name="P4"><text:span text:style-name="T3"><text:s text:c="8"/></text:span><text:span text:style-name="T3">a[0]++;</text:span></text:p>
            <text:p text:style-name="P4"><text:span text:style-name="T3"><text:s text:c="4"/></text:span><text:span text:style-name="T3">}</text:span></text:p>
            <text:p text:style-name="P4"><text:span text:style-name="T3"/></text:p>
            <text:p text:style-name="P4"><text:span text:style-name="T3"><text:s text:c="4"/></text:span><text:span text:style-name="T2">static</text:span><text:span text:style-name="T3"> </text:span><text:span text:style-name="T2">void</text:span><text:span text:style-name="T3"> Main()</text:span></text:p>
            <text:p text:style-name="P4"><text:span text:style-name="T3"><text:s text:c="4"/></text:span><text:span text:style-name="T3">{</text:span></text:p>
            <text:p text:style-name="P4"><text:span text:style-name="T3"><text:s text:c="8"/></text:span><text:span text:style-name="T2">int</text:span><text:span text:style-name="T3">[] a = </text:span><text:span text:style-name="T2">new</text:span><text:span text:style-name="T3"> </text:span><text:span text:style-name="T2">int</text:span><text:span text:style-name="T3">[3];</text:span></text:p>
            <text:p text:style-name="P4"><text:span text:style-name="T3"><text:s text:c="8"/></text:span><text:span text:style-name="T3">Update(a);</text:span></text:p>
            <text:p text:style-name="P4"><text:span text:style-name="T3"><text:s text:c="8"/></text:span><text:span text:style-name="T4">Console</text:span><text:span text:style-name="T3">.WriteLine(a[0]);</text:span></text:p>
            <text:p text:style-name="P4"><text:span text:style-name="T3"><text:s text:c="4"/></text:span><text:span text:style-name="T3">}</text:span></text:p>
            <text:p text:style-name="P4"><text:span text:style-name="T3">}</text:span></text:p>
          </draw:text-box>
        </draw:frame>
        <draw:g>
          <draw:custom-shape draw:style-name="gr3" draw:text-style-name="P6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7" xml:id="id31" draw:id="id31" draw:layer="layout" svg:width="0.4cm" svg:height="0.4cm" draw:transform="rotate (-1.5707963267949) translate (1.6cm 6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xml:id="id36" draw:id="id36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xml:id="id41" draw:id="id41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xml:id="id43" draw:id="id43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xml:id="id33" draw:id="id33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32" draw:id="id32">
          <draw:custom-shape draw:style-name="gr8" draw:text-style-name="P10" draw:layer="layout" svg:width="3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1" draw:layer="layout" svg:width="3cm" svg:height="3.806cm" svg:x="11.6cm" svg:y="1cm">
            <draw:text-box>
              <text:p><text:span text:style-name="T5">Main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g xml:id="id37" draw:id="id37">
          <draw:custom-shape draw:style-name="gr8" draw:text-style-name="P10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1" draw:layer="layout" svg:width="3cm" svg:height="3.806cm" svg:x="14.6cm" svg:y="1cm">
            <draw:text-box>
              <text:p><text:span text:style-name="T5">Update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custom-shape draw:style-name="gr5" draw:text-style-name="P7" xml:id="id35" draw:id="id35" draw:layer="layout" svg:width="0.4cm" svg:height="0.4cm" draw:transform="rotate (-1.5707963267949) translate (1.6cm 7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0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44" draw:id="id44" draw:layer="layout" svg:width="0.4cm" svg:height="0.4cm" draw:transform="rotate (-1.5707963267949) translate (1.6cm 7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" draw:id="id5">
          <draw:custom-shape draw:style-name="gr14" draw:text-style-name="P10" draw:layer="layout" svg:width="2.6cm" svg:height="5.2cm" svg:x="14.6cm" svg:y="8.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1" draw:layer="layout" svg:width="2.6cm" svg:height="3.806cm" svg:x="14.6cm" svg:y="8.8cm">
            <draw:text-box>
              <text:p><text:span text:style-name="T5">int[]</text:span></text:p>
              <text:p><text:span text:style-name="T6"/></text:p>
              <text:p><text:span text:style-name="T6">0</text:span><text:span text:style-name="T8">: </text:span><text:span text:style-name="T6">0</text:span></text:p>
              <text:p><text:span text:style-name="T6">1</text:span><text:span text:style-name="T8">: </text:span><text:span text:style-name="T6">0</text:span></text:p>
              <text:p><text:span text:style-name="T6">2</text:span><text:span text:style-name="T8">: </text:span><text:span text:style-name="T6">0</text:span></text:p>
            </draw:text-box>
          </draw:frame>
        </draw:g>
        <draw:custom-shape draw:style-name="gr16" draw:text-style-name="P1" xml:id="id4" draw:id="id4" draw:layer="layout" svg:width="0.4cm" svg:height="0.533cm" svg:x="12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" draw:text-style-name="P14" xml:id="id34" draw:id="id34" draw:layer="layout" svg:x1="13cm" svg:y1="2.933cm" svg:x2="14.6cm" svg:y2="11.4cm" draw:start-shape="id4" draw:start-glue-point="1" draw:end-shape="id5" draw:end-glue-point="3" svg:d="M13000 2933h776v8467h824" svg:viewBox="0 0 1601 8468">
          <text:p/>
        </draw:connector>
        <draw:custom-shape draw:style-name="gr16" draw:text-style-name="P1" xml:id="id6" draw:id="id6" draw:layer="layout" svg:width="0.4cm" svg:height="0.533cm" svg:x="15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" draw:text-style-name="P14" xml:id="id38" draw:id="id38" draw:layer="layout" draw:line-skew="1.45cm" svg:x1="16cm" svg:y1="2.933cm" svg:x2="17.2cm" svg:y2="11.4cm" draw:start-shape="id6" draw:start-glue-point="1" draw:end-shape="id5" draw:end-glue-point="1" svg:d="M16000 2933h3200v8467h-2000" svg:viewBox="0 0 3201 8468">
          <text:p/>
        </draw:connector>
        <draw:custom-shape draw:style-name="gr19" draw:text-style-name="P13" xml:id="id42" draw:id="id42" draw:layer="layout" svg:width="0.6cm" svg:height="0.6cm" svg:x="21.8cm" svg:y="10.4cm">
          <text:p text:style-name="P12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4" xml:id="id40" draw:id="id40" draw:layer="layout" draw:line-skew="0.975cm" svg:x1="16cm" svg:y1="2.933cm" svg:x2="21cm" svg:y2="11.4cm" draw:end-shape="id7" draw:end-glue-point="3" svg:d="M16000 2933h3200v8467h1800" svg:viewBox="0 0 5001 8468">
          <text:p/>
        </draw:connector>
        <draw:custom-shape draw:style-name="gr5" draw:text-style-name="P7" xml:id="id39" draw:id="id39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6-01-01T14:17:10.772000000</dc:date>
    <meta:editing-duration>PT8H16M12S</meta:editing-duration>
    <meta:editing-cycles>57</meta:editing-cycles>
    <meta:generator>LibreOffice/4.4.2.2$Windows_x86 LibreOffice_project/c4c7d32d0d49397cad38d62472b0bc8acff48dd6</meta:generator>
    <meta:document-statistic meta:object-count="115"/>
  </office:meta>
</office:document-meta>
</file>